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1.5cm" svg:x="2cm" svg:y="2.5cm">
          <text:p text:style-name="P1">Enem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5cm" svg:x="2cm" svg:y="4.5cm">
          <text:p text:style-name="P1">SetClips(in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cm" svg:x="2cm" svg:y="6.5cm">
          <text:p text:style-name="P1">SetFr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cm" svg:height="1.5cm" svg:x="11cm" svg:y="2.5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cm" svg:height="1.5cm" svg:x="11cm" svg:y="4.5cm">
          <text:p text:style-name="P1">Siz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cm" svg:height="1.5cm" svg:x="11cm" svg:y="6.5cm"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cm" svg:y1="3.25cm" svg:x2="11cm" svg:y2="3.25cm" draw:start-shape="id1" draw:start-glue-point="1" draw:end-shape="id2" svg:d="m8000 3250h3000">
          <text:p/>
        </draw:connector>
        <draw:connector draw:style-name="gr2" draw:text-style-name="P1" draw:layer="layout" svg:x1="8cm" svg:y1="3.25cm" svg:x2="11cm" svg:y2="5.25cm" draw:start-shape="id1" draw:start-glue-point="1" draw:end-shape="id3" draw:end-glue-point="3" svg:d="m8000 3250h1500v2000h1500">
          <text:p/>
        </draw:connector>
        <draw:connector draw:style-name="gr2" draw:text-style-name="P1" draw:layer="layout" svg:x1="8cm" svg:y1="3.25cm" svg:x2="11cm" svg:y2="7.25cm" draw:start-shape="id1" draw:start-glue-point="1" draw:end-shape="id4" draw:end-glue-point="3" svg:d="m8000 3250h1500v4000h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56S</meta:editing-duration>
    <meta:editing-cycles>4</meta:editing-cycles>
    <meta:generator>LibreOffice/3.6$Windows_x86 LibreOffice_project/da8c1e6-fd468f4-454e206-f42a4a9-143cfd</meta:generator>
    <dc:date>2012-12-19T04:32:49.66</dc:date>
    <meta:document-statistic meta:object-count="9"/>
  </office:meta>
</office:document-meta>
</file>